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4688in" fo:break-before="page" table:align="center"/>
    </style:style>
    <style:style style:name="Table1.A" style:family="table-column">
      <style:table-column-properties style:column-width="4.4688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4688in" table:align="center"/>
    </style:style>
    <style:style style:name="Table2.A" style:family="table-column">
      <style:table-column-properties style:column-width="4.4688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4694in" table:align="center"/>
    </style:style>
    <style:style style:name="Table3.A" style:family="table-column">
      <style:table-column-properties style:column-width="4.4694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4694in" table:align="center"/>
    </style:style>
    <style:style style:name="Table4.A" style:family="table-column">
      <style:table-column-properties style:column-width="4.4694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4.4688in" table:align="center"/>
    </style:style>
    <style:style style:name="Table5.A" style:family="table-column">
      <style:table-column-properties style:column-width="4.4688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4.4688in" table:align="center"/>
    </style:style>
    <style:style style:name="Table6.A" style:family="table-column">
      <style:table-column-properties style:column-width="4.4688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4.4688in" table:align="center"/>
    </style:style>
    <style:style style:name="Table7.A" style:family="table-column">
      <style:table-column-properties style:column-width="4.4688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4.4688in" table:align="center"/>
    </style:style>
    <style:style style:name="Table8.A" style:family="table-column">
      <style:table-column-properties style:column-width="4.4688in"/>
    </style:style>
    <style:style style:name="Table8.A1" style:family="table-cell">
      <style:table-cell-properties style:vertical-align="middle"/>
    </style:style>
    <style:style style:name="P1" style:family="paragraph" style:parent-style-name="Table_20_Contents">
      <style:paragraph-properties fo:margin-top="0in" fo:margin-bottom="0.1965in" fo:text-align="center" style:justify-single-word="false" fo:padding="0.0193in" fo:border="0.0138in solid #000000"/>
      <style:text-properties style:font-name="Courier New" fo:font-weight="bold"/>
    </style:style>
    <style:style style:name="P2" style:family="paragraph" style:parent-style-name="Table_20_Contents">
      <style:paragraph-properties fo:margin-top="0in" fo:margin-bottom="0.1965in" fo:padding-left="0.0193in" fo:padding-right="0.0193in" fo:padding-top="0in" fo:padding-bottom="0.0193in" fo:border-left="0.0138in solid #000000" fo:border-right="0.0138in solid #000000" fo:border-top="none" fo:border-bottom="0.0138in solid #000000"/>
      <style:text-properties style:font-name="Courier New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Zoo</text:p>
          </table:table-cell>
        </table:table-row>
        <table:table-row>
          <table:table-cell table:style-name="Table1.A1" office:value-type="string">
            <text:p text:style-name="P2">- playingField: JButton[]</text:p>
            <text:p text:style-name="P2">- animalPens: JButton[]</text:p>
            <text:p text:style-name="P2">- startRescue: JButton</text:p>
            <text:p text:style-name="P2">- newGame: JButton</text:p>
            <text:p text:style-name="P2">- loadGame: JButton</text:p>
            <text:p text:style-name="P2">- fileOne: JButton</text:p>
            <text:p text:style-name="P2">- fileTwo: JButton</text:p>
            <text:p text:style-name="P2">- fileThree: JButton</text:p>
            <text:p text:style-name="P2">- seeTotalNumAnimals: JButton</text:p>
            <text:p text:style-name="P2">- animalCount: JTextArea</text:p>
            <text:p text:style-name="P2">- animalName: JLabel</text:p>
            <text:p text:style-name="P2">- rescueBoard: JPanel</text:p>
            <text:p text:style-name="P2">- menuBoard: JPanel</text:p>
            <text:p text:style-name="P2">- animalTeleport: JPanel</text:p>
            <text:p text:style-name="P2">- numAnimalsInRescue: int</text:p>
            <text:p text:style-name="P2">- animalRandomNumber: int</text:p>
          </table:table-cell>
        </table:table-row>
        <table:table-row>
          <table:table-cell table:style-name="Table1.A1" office:value-type="string">
            <text:p text:style-name="P2">+ Zoo()</text:p>
            <text:p text:style-name="P2">+ <text:span text:style-name="T1">main</text:span><text:span text:style-name="T3">(): void</text:span></text:p>
            <text:p text:style-name="P2"><text:span text:style-name="T3">+ actionPerformed(ActionEvent e): void</text:span></text:p>
            <text:p text:style-name="P2"><text:span text:style-name="T3">- isVictory(): boolean</text:span></text:p>
            <text:p text:style-name="P2"><text:span text:style-name="T3">- isTileEmpty(): boolean</text:span></text:p>
            <text:p text:style-name="P2"><text:span text:style-name="T3">- generatePlayField(Object o): void</text:span></text:p>
            <text:p text:style-name="P2"><text:span text:style-name="T3">- pickAnimals(): void</text:span></text:p>
            <text:p text:style-name="P2"><text:soft-page-break/><text:span text:style-name="T3">- makePattern(Object o): void <text:s/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">Sheep</text:p>
          </table:table-cell>
        </table:table-row>
        <table:table-row>
          <table:table-cell table:style-name="Table2.A1" office:value-type="string">
            <text:p text:style-name="P2">- <text:span text:style-name="T1">numSheep</text:span>: int</text:p>
            <text:p text:style-name="P2">- <text:span text:style-name="T1">numExtraSheep</text:span>: int</text:p>
            <text:p text:style-name="P2">- <text:span text:style-name="T1">RARITY</text:span><text:span text:style-name="T3">: String</text:span></text:p>
            <text:p text:style-name="P2"><text:span text:style-name="T3">- </text:span><text:span text:style-name="T1">NAME</text:span><text:span text:style-name="T3">: String</text:span></text:p>
          </table:table-cell>
        </table:table-row>
        <table:table-row>
          <table:table-cell table:style-name="Table2.A1" office:value-type="string">
            <text:p text:style-name="P2">+ Sheep()</text:p>
            <text:p text:style-name="P2">+ <text:span text:style-name="T1">getNumSheep</text:span>(): int</text:p>
            <text:p text:style-name="P2">+ <text:span text:style-name="T1">getNumExtraSheep</text:span><text:span text:style-name="T3">(): int</text:span></text:p>
            <text:p text:style-name="P2"><text:span text:style-name="T3">+ </text:span><text:span text:style-name="T1">getRarity</text:span><text:span text:style-name="T3">(): String</text:span></text:p>
            <text:p text:style-name="P2"><text:span text:style-name="T3">+ </text:span><text:span text:style-name="T1">getName</text:span><text:span text:style-name="T3">(): String</text:span></text:p>
            <text:p text:style-name="P2">+ toString(): String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Rabbit</text:p>
          </table:table-cell>
        </table:table-row>
        <table:table-row>
          <table:table-cell table:style-name="Table3.A1" office:value-type="string">
            <text:p text:style-name="P2">- <text:span text:style-name="T1">num</text:span><text:span text:style-name="T2">Rabbit</text:span>: int</text:p>
            <text:p text:style-name="P2">- <text:span text:style-name="T1">numExtra</text:span><text:span text:style-name="T2">Rabbit</text:span>: int</text:p>
            <text:p text:style-name="P2">- <text:span text:style-name="T1">RARITY</text:span><text:span text:style-name="T3">: String</text:span></text:p>
            <text:p text:style-name="P2"><text:span text:style-name="T3">- </text:span><text:span text:style-name="T1">NAME</text:span><text:span text:style-name="T3">: String</text:span></text:p>
          </table:table-cell>
        </table:table-row>
        <table:table-row>
          <table:table-cell table:style-name="Table3.A1" office:value-type="string">
            <text:p text:style-name="P2">+ <text:span text:style-name="T4">Rabbit</text:span>()</text:p>
            <text:p text:style-name="P2">+ <text:span text:style-name="T1">getNum</text:span><text:span text:style-name="T2">Rabbit</text:span>(): int</text:p>
            <text:p text:style-name="P2">+ <text:span text:style-name="T1">getNumExtra</text:span><text:span text:style-name="T2">Rabbit</text:span><text:span text:style-name="T3">(): int</text:span></text:p>
            <text:p text:style-name="P2"><text:span text:style-name="T3">+ </text:span><text:span text:style-name="T1">getRarity</text:span><text:span text:style-name="T3">(): String</text:span></text:p>
            <text:p text:style-name="P2"><text:span text:style-name="T3">+ </text:span><text:span text:style-name="T1">getName</text:span><text:span text:style-name="T3">(): String</text:span></text:p>
            <text:p text:style-name="P2">+ toString(): String</text:p>
          </table:table-cell>
        </table:table-row>
      </table:table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1">Pig</text:p>
          </table:table-cell>
        </table:table-row>
        <table:table-row>
          <table:table-cell table:style-name="Table4.A1" office:value-type="string">
            <text:p text:style-name="P2">- <text:span text:style-name="T1">numPig</text:span>: int</text:p>
            <text:p text:style-name="P2">- <text:span text:style-name="T1">numExtra</text:span><text:span text:style-name="T2">Pig</text:span>: int</text:p>
            <text:p text:style-name="P2">- <text:span text:style-name="T1">RARITY</text:span><text:span text:style-name="T3">: String</text:span></text:p>
            <text:p text:style-name="P2"><text:span text:style-name="T3">- </text:span><text:span text:style-name="T1">NAME</text:span><text:span text:style-name="T3">: String</text:span></text:p>
          </table:table-cell>
        </table:table-row>
        <table:table-row>
          <table:table-cell table:style-name="Table4.A1" office:value-type="string">
            <text:p text:style-name="P2">+ <text:span text:style-name="T4">Pig</text:span>()</text:p>
            <text:p text:style-name="P2">+ <text:span text:style-name="T1">getNum</text:span><text:span text:style-name="T2">Pig</text:span>(): int</text:p>
            <text:p text:style-name="P2">+ <text:span text:style-name="T1">getNumExtra</text:span><text:span text:style-name="T2">Pig</text:span><text:span text:style-name="T3">(): int</text:span></text:p>
            <text:p text:style-name="P2"><text:span text:style-name="T3">+ </text:span><text:span text:style-name="T1">getRarity</text:span><text:span text:style-name="T3">(): String</text:span></text:p>
            <text:p text:style-name="P2"><text:span text:style-name="T3">+ </text:span><text:span text:style-name="T1">getName</text:span><text:span text:style-name="T3">(): String</text:span></text:p>
            <text:p text:style-name="P2">+ toString(): String</text:p>
          </table:table-cell>
        </table:table-row>
      </table:table>
      <text:p text:style-name="Text_20_body"/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P1">Cow</text:p>
          </table:table-cell>
        </table:table-row>
        <table:table-row>
          <table:table-cell table:style-name="Table5.A1" office:value-type="string">
            <text:p text:style-name="P2">- <text:span text:style-name="T1">numCow</text:span>: int</text:p>
            <text:p text:style-name="P2">- <text:span text:style-name="T1">numExtra</text:span><text:span text:style-name="T2">Cow</text:span>: int</text:p>
            <text:p text:style-name="P2">- <text:span text:style-name="T1">RARITY</text:span><text:span text:style-name="T3">: String</text:span></text:p>
            <text:p text:style-name="P2"><text:span text:style-name="T3">- </text:span><text:span text:style-name="T1">NAME</text:span><text:span text:style-name="T3">: String</text:span></text:p>
          </table:table-cell>
        </table:table-row>
        <table:table-row>
          <table:table-cell table:style-name="Table5.A1" office:value-type="string">
            <text:p text:style-name="P2">+ <text:span text:style-name="T4">Cow</text:span>()</text:p>
            <text:p text:style-name="P2">+ <text:span text:style-name="T1">getNum</text:span><text:span text:style-name="T2">Cow</text:span>(): int</text:p>
            <text:p text:style-name="P2">+ <text:span text:style-name="T1">getNumExtra</text:span><text:span text:style-name="T2">Cow</text:span><text:span text:style-name="T3">(): int</text:span></text:p>
            <text:p text:style-name="P2"><text:span text:style-name="T3">+ </text:span><text:span text:style-name="T1">getRarity</text:span><text:span text:style-name="T3">(): String</text:span></text:p>
            <text:p text:style-name="P2"><text:span text:style-name="T3">+ </text:span><text:span text:style-name="T1">getName</text:span><text:span text:style-name="T3">(): String</text:span></text:p>
            <text:p text:style-name="P2">+ toString(): String</text:p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1">Horse</text:p>
          </table:table-cell>
        </table:table-row>
        <table:table-row>
          <table:table-cell table:style-name="Table6.A1" office:value-type="string">
            <text:p text:style-name="P2">- <text:span text:style-name="T1">numHorse</text:span>: int</text:p>
            <text:p text:style-name="P2">- <text:span text:style-name="T1">numExtra</text:span><text:span text:style-name="T2">Horse</text:span>: int</text:p>
            <text:p text:style-name="P2">- <text:span text:style-name="T1">RARITY</text:span><text:span text:style-name="T3">: String</text:span></text:p>
            <text:p text:style-name="P2"><text:span text:style-name="T3">- </text:span><text:span text:style-name="T1">NAME</text:span><text:span text:style-name="T3">: String</text:span></text:p>
          </table:table-cell>
        </table:table-row>
        <table:table-row>
          <table:table-cell table:style-name="Table6.A1" office:value-type="string">
            <text:p text:style-name="P2">+ <text:span text:style-name="T4">Horse</text:span>()</text:p>
            <text:p text:style-name="P2">+ <text:span text:style-name="T1">getNum</text:span><text:span text:style-name="T2">Horse</text:span>(): int</text:p>
            <text:p text:style-name="P2">+ <text:span text:style-name="T1">getNumExtra</text:span><text:span text:style-name="T2">Horse</text:span><text:span text:style-name="T3">(): int</text:span></text:p>
            <text:p text:style-name="P2"><text:span text:style-name="T3">+ </text:span><text:span text:style-name="T1">getRarity</text:span><text:span text:style-name="T3">(): String</text:span></text:p>
            <text:p text:style-name="P2"><text:span text:style-name="T3">+ </text:span><text:span text:style-name="T1">getName</text:span><text:span text:style-name="T3">(): String</text:span></text:p>
            <text:p text:style-name="P2">+ toString(): String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1">Unicorn</text:p>
          </table:table-cell>
        </table:table-row>
        <table:table-row>
          <table:table-cell table:style-name="Table7.A1" office:value-type="string">
            <text:p text:style-name="P2">- <text:span text:style-name="T1">numUnicorn</text:span>: int</text:p>
            <text:p text:style-name="P2">- <text:span text:style-name="T1">numExtra</text:span><text:span text:style-name="T2">Unicorn</text:span>: int</text:p>
            <text:p text:style-name="P2">- <text:span text:style-name="T1">RARITY</text:span><text:span text:style-name="T3">: String</text:span></text:p>
            <text:p text:style-name="P2"><text:span text:style-name="T3">- </text:span><text:span text:style-name="T1">NAME</text:span><text:span text:style-name="T3">: String</text:span></text:p>
          </table:table-cell>
        </table:table-row>
        <table:table-row>
          <table:table-cell table:style-name="Table7.A1" office:value-type="string">
            <text:p text:style-name="P2">+ <text:span text:style-name="T4">Unicorn</text:span>()</text:p>
            <text:p text:style-name="P2">+ <text:span text:style-name="T1">getNum</text:span><text:span text:style-name="T2">Unicorn</text:span>(): int</text:p>
            <text:p text:style-name="P2">+ <text:span text:style-name="T1">getNumExtra</text:span><text:span text:style-name="T2">Unicorn</text:span><text:span text:style-name="T3">(): int</text:span></text:p>
            <text:p text:style-name="P2"><text:span text:style-name="T3">+ </text:span><text:span text:style-name="T1">getRarity</text:span><text:span text:style-name="T3">(): String</text:span></text:p>
            <text:p text:style-name="P2"><text:span text:style-name="T3">+ </text:span><text:span text:style-name="T1">getName</text:span><text:span text:style-name="T3">(): String</text:span></text:p>
            <text:p text:style-name="P2">+ toString(): String</text:p>
          </table:table-cell>
        </table:table-row>
      </table:table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1">IO</text:p>
          </table:table-cell>
        </table:table-row>
        <table:table-row>
          <table:table-cell table:style-name="Table8.A1" office:value-type="string">
            <text:p text:style-name="P2">- <text:span text:style-name="T1">fileOut</text:span><text:span text:style-name="T3">: PrintWriter</text:span></text:p>
            <text:p text:style-name="P2"><text:span text:style-name="T3">- </text:span><text:span text:style-name="T1">fileIn</text:span><text:span text:style-name="T3">: BufferedReader</text:span></text:p>
          </table:table-cell>
        </table:table-row>
        <table:table-row>
          <table:table-cell table:style-name="Table8.A1" office:value-type="string">
            <text:p text:style-name="P2">+ <text:span text:style-name="T1">createOutputFile</text:span><text:span text:style-name="T3">(String fileName): void</text:span></text:p>
            <text:p text:style-name="P2"><text:span text:style-name="T3">+ </text:span><text:span text:style-name="T1">openOutputFile</text:span><text:span text:style-name="T3">(String fileName): void</text:span></text:p>
            <text:p text:style-name="P2"><text:span text:style-name="T3">+ </text:span><text:span text:style-name="T1">print</text:span><text:span text:style-name="T3">(String text): void</text:span></text:p>
            <text:p text:style-name="P2"><text:span text:style-name="T3">+ </text:span><text:span text:style-name="T1">println</text:span><text:span text:style-name="T3">(String text): void</text:span></text:p>
            <text:p text:style-name="P2"><text:span text:style-name="T3">+ </text:span><text:span text:style-name="T1">closeOutputFile</text:span><text:span text:style-name="T3">(): void</text:span></text:p>
            <text:p text:style-name="P2"><text:span text:style-name="T3">+ </text:span><text:span text:style-name="T1">openInputFile</text:span><text:span text:style-name="T3">(String fileName): void</text:span></text:p>
            <text:p text:style-name="P2"><text:span text:style-name="T3">+ </text:span><text:span text:style-name="T1">readLine</text:span><text:span text:style-name="T3">(): String</text:span></text:p>
            <text:p text:style-name="P2"><text:span text:style-name="T3">+ </text:span><text:span text:style-name="T1">closeInputFile</text:span><text:span text:style-name="T3">(): void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09:54:20.99</meta:creation-date>
    <dc:date>2015-01-05T11:05:08.84</dc:date>
    <meta:editing-duration>PT55M22S</meta:editing-duration>
    <meta:editing-cycles>28</meta:editing-cycles>
    <meta:generator>OpenOffice/4.1.0$Win32 OpenOffice.org_project/410m18$Build-9764</meta:generator>
    <meta:document-statistic meta:table-count="8" meta:image-count="0" meta:object-count="0" meta:page-count="6" meta:paragraph-count="102" meta:word-count="291" meta:character-count="1932"/>
  </office:meta>
</office:document-meta>
</file>